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7F0C5E7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FreeSans1" svg:font-family="FreeSans" style:font-family-generic="swiss"/>
    <style:font-face style:name="Times1" svg:font-family="Times" style:font-family-generic="swiss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/>
      </style:paragraph-properties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fo:language="en" fo:country="US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2">
          <style:column style:rel-width="4819*" fo:start-indent="0cm" fo:end-indent="0.249cm"/>
          <style:column style:rel-width="4819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64cm"/>
        <style:text-properties fo:font-family="StarSymbol" style:font-charset="x-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Τίτλος</text:p>
      <text:p text:style-name="Authors">Συντάκτης<text:line-break/>Ημερομηνία</text:p>
      <text:section text:style-name="Sect1" text:name="Section1">
        <text:list text:style-name="Numbering_20_1">
          <text:list-item>
            <text:p text:style-name="P11">Χέντιγκ</text:p>
          </text:list-item>
        </text:list>
        <text:p text:style-name="P2">Τεξτ μπόντυ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imes" svg:font-family="Times"/>
    <style:font-face style:name="FreeSans1" svg:font-family="FreeSans" style:font-family-generic="swiss"/>
    <style:font-face style:name="Times1" svg:font-family="Times" style:font-family-generic="swiss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7F0C5E7C.png" xlink:type="simple" xlink:show="embed" xlink:actuate="onLoad"/>
    <draw:marker draw:name="Arrow" svg:viewBox="0 0 20 30" svg:d="m10 0-10 30h20z"/>
    <draw:stroke-dash draw:name="Dash_20_100" draw:display-name="Dash 100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l" fo:country="G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FreeSerif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 fo:margin-top="0.42cm" fo:margin-bottom="0.409cm">
        <style:tab-stops/>
      </style:paragraph-properties>
      <style:text-properties style:font-name="FreeSerif1" fo:font-size="13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 fo:break-before="page"/>
      <style:text-properties style:font-name="FreeSerif1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" style:family="paragraph" style:parent-style-name="Standard" style:class="text">
      <style:paragraph-properties fo:margin-top="0cm" fo:margin-bottom="0.199cm"/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Caption" style:family="paragraph" style:parent-style-name="Text_20_body">
      <style:paragraph-properties fo:margin-left="1cm" fo:margin-right="0cm" fo:text-indent="0cm" style:auto-text-indent="false"/>
    </style:style>
    <style:style style:name="TableComment" style:family="paragraph" style:parent-style-name="Text_20_body">
      <style:paragraph-properties fo:margin-left="1cm" fo:margin-right="1cm" fo:text-indent="0cm" style:auto-text-indent="false"/>
      <style:text-properties fo:font-size="10pt" fo:language="en" fo:country="GB" fo:font-style="normal" style:font-size-asian="10.5pt" style:font-style-asian="normal" style:font-style-complex="normal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FreeSerif1" fo:font-size="11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style:page-number="auto"/>
      <style:text-properties style:font-name="FreeSerif1" fo:font-size="11pt" fo:font-weight="bold" style:font-name-asian="DejaVuSans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FreeMono" fo:font-size="9pt" style:font-name-asian="Courier New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>
        <style:tab-stops/>
      </style:paragraph-properties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tonis Christofides</meta:initial-creator>
    <meta:creation-date>2008-09-17T13:27:09</meta:creation-date>
    <dc:creator>Antonis Christofides</dc:creator>
    <dc:date>2008-10-07T13:38:41</dc:date>
    <meta:editing-cycles>54</meta:editing-cycles>
    <meta:editing-duration>PT17H9M49S</meta:editing-duration>
    <meta:template xlink:type="simple" xlink:actuate="onRequest" xlink:href="../../../../work/2007-hydroscope/sync/appdata/openoffice/template/two-column-report.ott" xlink:title="two-column-report" meta:date="2008-09-17T13:27:08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6" meta:character-count="46"/>
  </office:meta>
</office:document-meta>
</file>